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danielniko.wordpress.com/2012/04/17/simple-crud-using-jsp-servlet-and-mysql/</text:p>
      <text:p text:style-name="Standard"/>
      <text:p text:style-name="Standard">select sifra, naziv, a.klas, a.jm, sifra1, sifra2 </text:p>
      <text:p text:style-name="Standard">from pionir_2015_robnomaterijalno.artikli as a</text:p>
      <text:p text:style-name="Standard">where a.aktivan and a.vazeci and a.sifra2 = ''</text:p>
      <text:p text:style-name="Standard">and (a.sifra IN</text:p>
      <text:p text:style-name="Standard">(select b.artikal from pionir_2015_robnomaterijalno.dpr_domaci_prijem_stavka as b</text:p>
      <text:p text:style-name="Standard">where b.aktivan and b.vazeci)</text:p>
      <text:p text:style-name="Standard">or a.sifra IN</text:p>
      <text:p text:style-name="Standard">(select c.artikal from pionir_2015_robnomaterijalno.dot_otpremnice_domacih_kupaca_stavka as c</text:p>
      <text:p text:style-name="Standard">where c.aktivan and c.vazeci))</text:p>
      <text:p text:style-name="Standard"/>
      <text:p text:style-name="Standard"/>
      <text:p text:style-name="Standard">select sifra, naziv, a.klas, a.jm, sifra1, sifra2 </text:p>
      <text:p text:style-name="Standard">from pionir_2015_robnomaterijalno.artikli as a</text:p>
      <text:p text:style-name="Standard">INNER JOIN pionir_2015_robnomaterijalno.dpr_domaci_prijem_stavka as b</text:p>
      <text:p text:style-name="Standard">ON a.sifra = b.artikal</text:p>
      <text:p text:style-name="Standard">INNER JOIN pionir_2015_robnomaterijalno.dot_otpremnice_domacih_kupaca_stavka as c</text:p>
      <text:p text:style-name="Standard">ON a.sifra = c.artikal</text:p>
      <text:p text:style-name="Standard">where a.aktivan and a.vazeci and a.sifra2 =''</text:p>
      <text:p text:style-name="Standard">and b.aktivan and b.vazeci</text:p>
      <text:p text:style-name="Standard">and c.aktivan and c.vazeci</text:p>
      <text:p text:style-name="Standard">and ((a.sifra = b.artikal) or (a.sifra = c.artikal))</text:p>
      <text:p text:style-name="Standard"/>
      <text:p text:style-name="Standard">select sifra, naziv, a.klas, a.jm, sifra1, sifra2 </text:p>
      <text:p text:style-name="Standard">from pionir_2015_robnomaterijalno.artikli as a</text:p>
      <text:p text:style-name="Standard">where a.aktivan and a.vazeci and (a.sifra IN</text:p>
      <text:p text:style-name="Standard">(select b.artikal from pionir_2015_robnomaterijalno.dpr_domaci_prijem_stavka as b</text:p>
      <text:p text:style-name="Standard">where b.aktivan and b.vazeci)</text:p>
      <text:p text:style-name="Standard">or a.sifra IN</text:p>
      <text:p text:style-name="Standard">(select c.artikal from pionir_2015_robnomaterijalno.dot_otpremnice_domacih_kupaca_stavka as c</text:p>
      <text:p text:style-name="Standard">where c.aktivan and c.vazeci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9:00:04.20</meta:creation-date>
    <dc:date>2015-06-01T13:34:16.78</dc:date>
    <meta:editing-duration>PT4H19M1S</meta:editing-duration>
    <meta:editing-cycles>2</meta:editing-cycles>
    <meta:generator>LibreOffice/3.4$Win32 LibreOffice_project/340m1$Build-502</meta:generator>
    <meta:document-statistic meta:table-count="0" meta:image-count="0" meta:object-count="0" meta:page-count="1" meta:paragraph-count="28" meta:word-count="139" meta:character-count="1312" meta:non-whitespace-character-count="1198"/>
  </office:meta>
</office:document-meta>
</file>